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1.248in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3.1492in" svg:height="2.7555in" svg:x="0.5701in" svg:y="2.624in">
            <draw:object draw:notify-on-update-of-ranges="Sheet1.B1:Sheet1.B1 Sheet1.B2:Sheet1.B7 Sheet1.C1:Sheet1.C1 Sheet1.C2:Sheet1.C7 Sheet1.D1:Sheet1.D1 Sheet1.D2:Sheet1.D7 Sheet1.E1:Sheet1.E1 Sheet1.E2:Sheet1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.1492in" svg:height="2.7555in" svg:x="4.1587in" svg:y="2.6315in">
            <draw:object draw:notify-on-update-of-ranges="Sheet1.B9:Sheet1.B9 Sheet1.B10:Sheet1.B15 Sheet1.C9:Sheet1.C9 Sheet1.C10:Sheet1.C15 Sheet1.D9:Sheet1.D9 Sheet1.D10:Sheet1.D15 Sheet1.E9:Sheet1.E9 Sheet1.E10:Sheet1.E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>
            <text:p>Threads</text:p>
          </table:table-cell>
          <table:table-cell office:value-type="string">
            <text:p>Bakery throughput</text:p>
          </table:table-cell>
          <table:table-cell office:value-type="string">
            <text:p>Spin throughput</text:p>
          </table:table-cell>
          <table:table-cell office:value-type="string">
            <text:p>Fair throughput</text:p>
          </table:table-cell>
          <table:table-cell office:value-type="string">
            <text:p>Pthread through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68261462/15" office:value-type="float" office:value="4550764.13333333">
            <text:p>4550764.13</text:p>
          </table:table-cell>
          <table:table-cell table:formula="of:=90508545/15" office:value-type="float" office:value="6033903">
            <text:p>6033903</text:p>
          </table:table-cell>
          <table:table-cell table:formula="of:=75770331/15" office:value-type="float" office:value="5051355.4">
            <text:p>5051355.4</text:p>
          </table:table-cell>
          <table:table-cell table:formula="of:=25223866/15" office:value-type="float" office:value="1681591.06666667">
            <text:p>1681591.07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(831+830)/15" office:value-type="float" office:value="110.733333333333">
            <text:p>110.73</text:p>
          </table:table-cell>
          <table:table-cell table:formula="of:=(12724461+11731944)/15" office:value-type="float" office:value="1630427">
            <text:p>1630427</text:p>
          </table:table-cell>
          <table:table-cell table:formula="of:=(823+1318)/15" office:value-type="float" office:value="142.733333333333">
            <text:p>142.73</text:p>
          </table:table-cell>
          <table:table-cell table:formula="of:=(9918431+9924933)/15" office:value-type="float" office:value="1322890.93333333">
            <text:p>1322890.93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(507+507+6124)/15" office:value-type="float" office:value="475.866666666667">
            <text:p>475.87</text:p>
          </table:table-cell>
          <table:table-cell table:formula="of:=(5811461+3278623+7453255)/15" office:value-type="float" office:value="1102889.26666667">
            <text:p>1102889.27</text:p>
          </table:table-cell>
          <table:table-cell table:formula="of:=(569+567+8386)/15" office:value-type="float" office:value="634.8">
            <text:p>634.8</text:p>
          </table:table-cell>
          <table:table-cell table:formula="of:=(4682666+4698174+4557349)/15" office:value-type="float" office:value="929212.6">
            <text:p>929212.6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(301+301+301+1662)/15" office:value-type="float" office:value="171">
            <text:p>171</text:p>
          </table:table-cell>
          <table:table-cell table:formula="of:=(2823870+2610552+3330530+2522474)/15" office:value-type="float" office:value="752495.066666667">
            <text:p>752495.07</text:p>
          </table:table-cell>
          <table:table-cell table:formula="of:=(288+288+289+16568)/15" office:value-type="float" office:value="1162.2">
            <text:p>1162.2</text:p>
          </table:table-cell>
          <table:table-cell table:formula="of:=(3284655+3125367+3064570+3364850)/15" office:value-type="float" office:value="855962.8">
            <text:p>855962.8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(207+207+207+207+754)/15" office:value-type="float" office:value="105.466666666667">
            <text:p>105.47</text:p>
          </table:table-cell>
          <table:table-cell table:formula="of:=(3158607+730001+2769692+2987676+2581351)/15" office:value-type="float" office:value="815155.133333333">
            <text:p>815155.13</text:p>
          </table:table-cell>
          <table:table-cell table:formula="of:=(214+214+215+215+537)/15" office:value-type="float" office:value="93">
            <text:p>93</text:p>
          </table:table-cell>
          <table:table-cell table:formula="of:=(2583689+2501881+2546408+2516076+2507250)/15" office:value-type="float" office:value="843686.933333333">
            <text:p>843686.9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(137+137+137+137+2079+137)/15" office:value-type="float" office:value="184.266666666667">
            <text:p>184.27</text:p>
          </table:table-cell>
          <table:table-cell table:formula="of:=(1498695+1276054+1381848+1056094+1392516+1420888)/15" office:value-type="float" office:value="535073">
            <text:p>535073</text:p>
          </table:table-cell>
          <table:table-cell table:formula="of:=(143+143+142+142+143+8861)/15" office:value-type="float" office:value="638.266666666667">
            <text:p>638.27</text:p>
          </table:table-cell>
          <table:table-cell table:formula="of:=(2282830+2227047+2380576+2263278+2108465+2261601)/15" office:value-type="float" office:value="901586.466666667">
            <text:p>901586.4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Threads</text:p>
          </table:table-cell>
          <table:table-cell office:value-type="string">
            <text:p>Bakery Std Dev</text:p>
          </table:table-cell>
          <table:table-cell office:value-type="string">
            <text:p>Spin Std Dev</text:p>
          </table:table-cell>
          <table:table-cell office:value-type="string">
            <text:p>Fair Std Dev</text:p>
          </table:table-cell>
          <table:table-cell office:value-type="string">
            <text:p>Pthread Std Dev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496258.5" office:value-type="float" office:value="496258.5">
            <text:p>496258.5</text:p>
          </table:table-cell>
          <table:table-cell table:formula="of:=247.5" office:value-type="float" office:value="247.5">
            <text:p>247.5</text:p>
          </table:table-cell>
          <table:table-cell table:formula="of:=3251" office:value-type="float" office:value="3251">
            <text:p>325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2647.87" office:value-type="float" office:value="2647.87">
            <text:p>2647.87</text:p>
          </table:table-cell>
          <table:table-cell table:formula="of:=1717178.18" office:value-type="float" office:value="1717178.18">
            <text:p>1717178.18</text:p>
          </table:table-cell>
          <table:table-cell table:formula="of:=3685.44" office:value-type="float" office:value="3685.44">
            <text:p>3685.44</text:p>
          </table:table-cell>
          <table:table-cell table:formula="of:=63048.94" office:value-type="float" office:value="63048.94">
            <text:p>63048.94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589.33" office:value-type="float" office:value="589.33">
            <text:p>589.33</text:p>
          </table:table-cell>
          <table:table-cell table:formula="of:=313461.42" office:value-type="float" office:value="313461.42">
            <text:p>313461.42</text:p>
          </table:table-cell>
          <table:table-cell table:formula="of:=7044.82" office:value-type="float" office:value="7044.82">
            <text:p>7044.82</text:p>
          </table:table-cell>
          <table:table-cell table:formula="of:=120275.14" office:value-type="float" office:value="120275.14">
            <text:p>120275.14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218.8" office:value-type="float" office:value="218.8">
            <text:p>218.8</text:p>
          </table:table-cell>
          <table:table-cell table:formula="of:=879655.51" office:value-type="float" office:value="879655.51">
            <text:p>879655.51</text:p>
          </table:table-cell>
          <table:table-cell office:value-type="float" office:value="129">
            <text:p>129</text:p>
          </table:table-cell>
          <table:table-cell table:formula="of:=30490.07" office:value-type="float" office:value="30490.07">
            <text:p>30490.0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723.74" office:value-type="float" office:value="723.74">
            <text:p>723.74</text:p>
          </table:table-cell>
          <table:table-cell office:value-type="float" office:value="141948.13">
            <text:p>141948.13</text:p>
          </table:table-cell>
          <table:table-cell table:formula="of:=3249.15" office:value-type="float" office:value="3249.15">
            <text:p>3249.15</text:p>
          </table:table-cell>
          <table:table-cell table:formula="of:=80522.67" office:value-type="float" office:value="80522.67">
            <text:p>80522.6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2/28/2013</text:date>, <text:time>01:0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 Thueson</meta:initial-creator>
    <meta:creation-date>2013-02-27T23:45:29</meta:creation-date>
    <dc:date>2013-02-28T01:07:33</dc:date>
    <dc:creator>Mark Thueson</dc:creator>
    <meta:editing-duration>PT00H53M48S</meta:editing-duration>
    <meta:editing-cycles>12</meta:editing-cycles>
    <meta:generator>OpenOffice.org/3.2$Unix OpenOffice.org_project/320m19$Build-9505</meta:generator>
    <meta:document-statistic meta:table-count="3" meta:cell-count="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5.815cm" svg:y="2.02cm" chart:style-name="ch2"/>
        <chart:plot-area chart:style-name="ch3" table:cell-range-address="Sheet1.B1:Sheet1.E7" chart:data-source-has-labels="row" svg:x="0.16cm" svg:y="0.14cm" svg:width="5.495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line">
            <chart:data-point chart:repeated="6"/>
          </chart:series>
          <chart:series chart:style-name="ch7" chart:values-cell-range-address="Sheet1.C2:Sheet1.C7" chart:label-cell-address="Sheet1.C1:Sheet1.C1" chart:class="chart:line">
            <chart:data-point chart:repeated="6"/>
          </chart:series>
          <chart:series chart:style-name="ch8" chart:values-cell-range-address="Sheet1.D2:Sheet1.D7" chart:label-cell-address="Sheet1.D1:Sheet1.D1" chart:class="chart:line">
            <chart:data-point chart:repeated="6"/>
          </chart:series>
          <chart:series chart:style-name="ch9" chart:values-cell-range-address="Sheet1.E2:Sheet1.E7" chart:label-cell-address="Sheet1.E1:Sheet1.E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Bakery throughput</text:p>
              </table:table-cell>
              <table:table-cell office:value-type="string">
                <text:p text:id="Sheet1.C1:Sheet1.C1">Spin throughput</text:p>
              </table:table-cell>
              <table:table-cell office:value-type="string">
                <text:p text:id="Sheet1.D1:Sheet1.D1">Fair throughput</text:p>
              </table:table-cell>
              <table:table-cell office:value-type="string">
                <text:p text:id="Sheet1.E1:Sheet1.E1">Pthread throughp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50764.13333333">
                <text:p text:id="Sheet1.B2:Sheet1.B7">4550764.13333333</text:p>
              </table:table-cell>
              <table:table-cell office:value-type="float" office:value="6033903">
                <text:p text:id="Sheet1.C2:Sheet1.C7">6033903</text:p>
              </table:table-cell>
              <table:table-cell office:value-type="float" office:value="5051355.4">
                <text:p text:id="Sheet1.D2:Sheet1.D7">5051355.4</text:p>
              </table:table-cell>
              <table:table-cell office:value-type="float" office:value="1681591.06666667">
                <text:p text:id="Sheet1.E2:Sheet1.E7">1681591.0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.733333333333">
                <text:p>110.733333333333</text:p>
              </table:table-cell>
              <table:table-cell office:value-type="float" office:value="1630427">
                <text:p>1630427</text:p>
              </table:table-cell>
              <table:table-cell office:value-type="float" office:value="142.733333333333">
                <text:p>142.733333333333</text:p>
              </table:table-cell>
              <table:table-cell office:value-type="float" office:value="1322890.93333333">
                <text:p>1322890.9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5.866666666667">
                <text:p>475.866666666667</text:p>
              </table:table-cell>
              <table:table-cell office:value-type="float" office:value="1102889.26666667">
                <text:p>1102889.26666667</text:p>
              </table:table-cell>
              <table:table-cell office:value-type="float" office:value="634.8">
                <text:p>634.8</text:p>
              </table:table-cell>
              <table:table-cell office:value-type="float" office:value="929212.6">
                <text:p>92921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1">
                <text:p>171</text:p>
              </table:table-cell>
              <table:table-cell office:value-type="float" office:value="752495.066666667">
                <text:p>752495.066666667</text:p>
              </table:table-cell>
              <table:table-cell office:value-type="float" office:value="1162.2">
                <text:p>1162.2</text:p>
              </table:table-cell>
              <table:table-cell office:value-type="float" office:value="855962.8">
                <text:p>85596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.466666666667">
                <text:p>105.466666666667</text:p>
              </table:table-cell>
              <table:table-cell office:value-type="float" office:value="815155.133333333">
                <text:p>815155.133333333</text:p>
              </table:table-cell>
              <table:table-cell office:value-type="float" office:value="93">
                <text:p>93</text:p>
              </table:table-cell>
              <table:table-cell office:value-type="float" office:value="843686.933333333">
                <text:p>843686.9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4.266666666667">
                <text:p>184.266666666667</text:p>
              </table:table-cell>
              <table:table-cell office:value-type="float" office:value="535073">
                <text:p>535073</text:p>
              </table:table-cell>
              <table:table-cell office:value-type="float" office:value="638.266666666667">
                <text:p>638.266666666667</text:p>
              </table:table-cell>
              <table:table-cell office:value-type="float" office:value="901586.466666667">
                <text:p>901586.4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5.683cm" svg:y="2.02cm" chart:style-name="ch2"/>
        <chart:plot-area chart:style-name="ch3" table:cell-range-address="Sheet1.B9:Sheet1.E15" chart:data-source-has-labels="row" svg:x="0.16cm" svg:y="0.14cm" svg:width="5.363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0:Sheet1.B15" chart:label-cell-address="Sheet1.B9:Sheet1.B9" chart:class="chart:line">
            <chart:data-point chart:repeated="6"/>
          </chart:series>
          <chart:series chart:style-name="ch7" chart:values-cell-range-address="Sheet1.C10:Sheet1.C15" chart:label-cell-address="Sheet1.C9:Sheet1.C9" chart:class="chart:line">
            <chart:data-point chart:repeated="6"/>
          </chart:series>
          <chart:series chart:style-name="ch8" chart:values-cell-range-address="Sheet1.D10:Sheet1.D15" chart:label-cell-address="Sheet1.D9:Sheet1.D9" chart:class="chart:line">
            <chart:data-point chart:repeated="6"/>
          </chart:series>
          <chart:series chart:style-name="ch9" chart:values-cell-range-address="Sheet1.E10:Sheet1.E15" chart:label-cell-address="Sheet1.E9:Sheet1.E9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9:Sheet1.B9">Bakery Std Dev</text:p>
              </table:table-cell>
              <table:table-cell office:value-type="string">
                <text:p text:id="Sheet1.C9:Sheet1.C9">Spin Std Dev</text:p>
              </table:table-cell>
              <table:table-cell office:value-type="string">
                <text:p text:id="Sheet1.D9:Sheet1.D9">Fair Std Dev</text:p>
              </table:table-cell>
              <table:table-cell office:value-type="string">
                <text:p text:id="Sheet1.E9:Sheet1.E9">Pthread Std De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10:Sheet1.B15">0</text:p>
              </table:table-cell>
              <table:table-cell office:value-type="float" office:value="0">
                <text:p text:id="Sheet1.C10:Sheet1.C15">0</text:p>
              </table:table-cell>
              <table:table-cell office:value-type="float" office:value="0">
                <text:p text:id="Sheet1.D10:Sheet1.D15">0</text:p>
              </table:table-cell>
              <table:table-cell office:value-type="float" office:value="0">
                <text:p text:id="Sheet1.E10:Sheet1.E15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96258.5">
                <text:p>496258.5</text:p>
              </table:table-cell>
              <table:table-cell office:value-type="float" office:value="247.5">
                <text:p>247.5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47.87">
                <text:p>2647.87</text:p>
              </table:table-cell>
              <table:table-cell office:value-type="float" office:value="1717178.18">
                <text:p>1717178.18</text:p>
              </table:table-cell>
              <table:table-cell office:value-type="float" office:value="3685.44">
                <text:p>3685.44</text:p>
              </table:table-cell>
              <table:table-cell office:value-type="float" office:value="63048.94">
                <text:p>63048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9.33">
                <text:p>589.33</text:p>
              </table:table-cell>
              <table:table-cell office:value-type="float" office:value="313461.42">
                <text:p>313461.42</text:p>
              </table:table-cell>
              <table:table-cell office:value-type="float" office:value="7044.82">
                <text:p>7044.82</text:p>
              </table:table-cell>
              <table:table-cell office:value-type="float" office:value="120275.14">
                <text:p>120275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.8">
                <text:p>218.8</text:p>
              </table:table-cell>
              <table:table-cell office:value-type="float" office:value="879655.51">
                <text:p>879655.51</text:p>
              </table:table-cell>
              <table:table-cell office:value-type="float" office:value="129">
                <text:p>129</text:p>
              </table:table-cell>
              <table:table-cell office:value-type="float" office:value="30490.07">
                <text:p>30490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.74">
                <text:p>723.74</text:p>
              </table:table-cell>
              <table:table-cell office:value-type="float" office:value="141948.13">
                <text:p>141948.13</text:p>
              </table:table-cell>
              <table:table-cell office:value-type="float" office:value="3249.15">
                <text:p>3249.15</text:p>
              </table:table-cell>
              <table:table-cell office:value-type="float" office:value="80522.67">
                <text:p>80522.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